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4.05in" fo:margin-top="0in" fo:margin-bottom="0in" table:align="center" style:writing-mode="page"/>
    </style:style>
    <style:style style:name="Table1.A" style:family="table-column">
      <style:table-column-properties style:column-width="0.4167in"/>
    </style:style>
    <style:style style:name="Table1.B" style:family="table-column">
      <style:table-column-properties style:column-width="0.8674in"/>
    </style:style>
    <style:style style:name="Table1.C" style:family="table-column">
      <style:table-column-properties style:column-width="1.3826in"/>
    </style:style>
    <style:style style:name="Table1.D" style:family="table-column">
      <style:table-column-properties style:column-width="1.3833in"/>
    </style:style>
    <style:style style:name="Table1.1" style:family="table-row">
      <style:table-row-properties style:min-row-height="0.2382in" fo:keep-together="auto"/>
    </style:style>
    <style:style style:name="Table1.A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2083in" fo:keep-together="auto"/>
    </style:style>
    <style:style style:name="Table2" style:family="table">
      <style:table-properties style:width="4.05in" fo:margin-top="0in" fo:margin-bottom="0in" table:align="center" style:writing-mode="page"/>
    </style:style>
    <style:style style:name="Table2.A" style:family="table-column">
      <style:table-column-properties style:column-width="0.4167in"/>
    </style:style>
    <style:style style:name="Table2.B" style:family="table-column">
      <style:table-column-properties style:column-width="0.8674in"/>
    </style:style>
    <style:style style:name="Table2.C" style:family="table-column">
      <style:table-column-properties style:column-width="1.3826in"/>
    </style:style>
    <style:style style:name="Table2.D" style:family="table-column">
      <style:table-column-properties style:column-width="1.3833in"/>
    </style:style>
    <style:style style:name="Table2.1" style:family="table-row">
      <style:table-row-properties style:min-row-height="0.2083in" fo:keep-together="auto"/>
    </style:style>
    <style:style style:name="Table2.A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abel">
      <style:paragraph-properties fo:text-align="center" style:justify-single-word="false" fo:keep-with-next="always"/>
    </style:style>
    <style:style style:name="P3"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4" style:family="paragraph" style:parent-style-name="Header">
      <style:paragraph-properties fo:text-align="end" style:justify-single-word="false"/>
    </style:style>
    <style:style style:name="P5" style:family="paragraph" style:parent-style-name="Standard">
      <style:text-properties officeooo:rsid="002c392b"/>
    </style:style>
    <style:style style:name="P6" style:family="paragraph" style:parent-style-name="Teks_20_ISI">
      <style:text-properties officeooo:rsid="002c392b" officeooo:paragraph-rsid="00631de7"/>
    </style:style>
    <style:style style:name="P7" style:family="paragraph" style:parent-style-name="Tabel">
      <style:paragraph-properties fo:text-align="center" style:justify-single-word="false" fo:keep-with-next="always"/>
      <style:text-properties fo:font-size="11pt" style:font-size-asian="11pt" style:font-size-complex="11pt"/>
    </style:style>
    <style:style style:name="P8" style:family="paragraph" style:parent-style-name="Teks_20_ISI"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fo:font-weight="bold" officeooo:rsid="005bc3ad" officeooo:paragraph-rsid="005bc3ad" style:font-weight-asian="bold" style:font-weight-complex="bold"/>
    </style:style>
    <style:style style:name="P9" style:family="paragraph" style:parent-style-name="Teks_20_ISI">
      <loext:graphic-properties draw:fill="none"/>
      <style:paragraph-properties fo:margin-left="0.3118in" fo:margin-right="0in" fo:line-height="150%" fo:text-align="justify" style:justify-single-word="false" fo:text-indent="0in" style:auto-text-indent="false" fo:background-color="transparent"/>
      <style:text-properties fo:font-weight="bold" officeooo:rsid="005bc3ad" officeooo:paragraph-rsid="005bc3ad" style:font-weight-asian="bold" style:font-weight-complex="bold"/>
    </style:style>
    <style:style style:name="P10" style:family="paragraph" style:parent-style-name="Teks_20_ISI">
      <style:text-properties officeooo:paragraph-rsid="002d7881"/>
    </style:style>
    <style:style style:name="P11" style:family="paragraph" style:parent-style-name="Standard">
      <style:paragraph-properties fo:text-align="center" style:justify-single-word="false">
        <style:tab-stops/>
      </style:paragraph-properties>
      <style:text-properties style:font-name="Times New Roman" fo:font-style="normal" fo:font-weight="bold" officeooo:rsid="002d7881" style:font-style-asian="normal" style:font-weight-asian="bold" style:font-style-complex="normal"/>
    </style:style>
    <style:style style:name="P12" style:family="paragraph" style:parent-style-name="Standard">
      <style:paragraph-properties fo:text-align="center" style:justify-single-word="false">
        <style:tab-stops/>
      </style:paragraph-properties>
      <style:text-properties style:font-name="Times New Roman" fo:font-weight="bold" style:font-weight-asian="bold"/>
    </style:style>
    <style:style style:name="P13" style:family="paragraph" style:parent-style-name="Standard">
      <style:paragraph-properties fo:text-align="center" style:justify-single-word="false">
        <style:tab-stops/>
      </style:paragraph-properties>
      <style:text-properties style:font-name="Times New Roman"/>
    </style:style>
    <style:style style:name="P14" style:family="paragraph" style:parent-style-name="Teks_20_ISI">
      <style:text-properties officeooo:paragraph-rsid="005e3c42"/>
    </style:style>
    <style:style style:name="P15" style:family="paragraph" style:parent-style-name="Teks_20_ISI">
      <style:text-properties officeooo:rsid="0023fd42" officeooo:paragraph-rsid="005d529b"/>
    </style:style>
    <style:style style:name="P16" style:family="paragraph" style:parent-style-name="Teks_20_ISI">
      <style:text-properties officeooo:rsid="005ae5d6" officeooo:paragraph-rsid="005ae5d6"/>
    </style:style>
    <style:style style:name="P17"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18"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ca1f5" officeooo:paragraph-rsid="005ca1f5" style:font-weight-asian="normal" style:font-weight-complex="normal"/>
    </style:style>
    <style:style style:name="P19" style:family="paragraph" style:parent-style-name="Teks_20_ISI">
      <style:text-properties officeooo:paragraph-rsid="0065c4b0"/>
    </style:style>
    <style:style style:name="P20" style:family="paragraph" style:parent-style-name="Teks_20_ISI">
      <style:text-properties officeooo:paragraph-rsid="004ace73"/>
    </style:style>
    <style:style style:name="P21" style:family="paragraph" style:parent-style-name="Teks_20_ISI">
      <style:text-properties officeooo:paragraph-rsid="0050fab7"/>
    </style:style>
    <style:style style:name="P22" style:family="paragraph" style:parent-style-name="BAB" style:list-style-name="BAB" style:master-page-name="HAL_20_BAB">
      <style:paragraph-properties style:page-number="1"/>
    </style:style>
    <style:style style:name="P23" style:family="paragraph" style:parent-style-name="BAB" style:list-style-name="">
      <style:paragraph-properties fo:text-align="start" style:justify-single-word="false"/>
    </style:style>
    <style:style style:name="P24" style:family="paragraph" style:parent-style-name="Standard" style:master-page-name="HAL_20_AWAL">
      <style:paragraph-properties style:page-number="2"/>
    </style:style>
    <style:style style:name="P25" style:family="paragraph" style:parent-style-name="Standard">
      <style:paragraph-properties fo:text-align="center" style:justify-single-word="false"/>
      <style:text-properties officeooo:rsid="006a6007" officeooo:paragraph-rsid="006a6007" fo:background-color="transparent"/>
    </style:style>
    <style:style style:name="P26" style:family="paragraph" style:parent-style-name="Standard">
      <style:paragraph-properties fo:text-align="center" style:justify-single-word="false"/>
      <style:text-properties officeooo:rsid="006a6007" officeooo:paragraph-rsid="00731874" fo:background-color="transparent"/>
    </style:style>
    <style:style style:name="P27" style:family="paragraph" style:parent-style-name="SuBAB" style:list-style-name="SuBAB">
      <style:text-properties officeooo:paragraph-rsid="005e3c42"/>
    </style:style>
    <style:style style:name="P28" style:family="paragraph" style:parent-style-name="SuBAB" style:list-style-name="SuBAB">
      <style:text-properties officeooo:rsid="001f7ddd" officeooo:paragraph-rsid="00542556" fo:background-color="#ffff00"/>
    </style:style>
    <style:style style:name="P29" style:family="paragraph" style:parent-style-name="SuBAB" style:list-style-name="SuBAB">
      <style:text-properties officeooo:rsid="001f7ddd" officeooo:paragraph-rsid="001f7ddd"/>
    </style:style>
    <style:style style:name="P30" style:family="paragraph" style:parent-style-name="SuBAB" style:list-style-name="">
      <style:text-properties officeooo:rsid="001f7ddd" officeooo:paragraph-rsid="001f7ddd"/>
    </style:style>
    <style:style style:name="P31" style:family="paragraph" style:parent-style-name="SuBAB" style:list-style-name="">
      <style:text-properties officeooo:paragraph-rsid="001f7ddd"/>
    </style:style>
    <style:style style:name="P32" style:family="paragraph" style:parent-style-name="SuBAB" style:list-style-name="SuBAB">
      <style:text-properties officeooo:rsid="001f7ddd" officeooo:paragraph-rsid="001f7ddd" fo:background-color="transparent"/>
    </style:style>
    <style:style style:name="P33" style:family="paragraph" style:parent-style-name="Teks_20_ISI" style:master-page-name="HAL_20_ISI">
      <style:paragraph-properties fo:text-indent="0in" style:auto-text-indent="false" style:page-number="auto"/>
      <style:text-properties officeooo:paragraph-rsid="0065c4b0"/>
    </style:style>
    <style:style style:name="P34" style:family="paragraph" style:parent-style-name="Teks_20_ISI" style:list-style-name="L2"/>
    <style:style style:name="P35" style:family="paragraph" style:parent-style-name="Teks_20_ISI" style:list-style-name="SuBAB">
      <style:paragraph-properties fo:line-height="150%"/>
    </style:style>
    <style:style style:name="P36"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ab-stops/>
      </style:paragraph-properties>
      <style:text-properties fo:font-size="12pt" style:font-size-asian="12pt" style:font-size-complex="12pt"/>
    </style:style>
    <style:style style:name="P37"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ext-properties fo:font-size="12pt" style:font-size-asian="12pt" style:font-size-complex="12pt"/>
    </style:style>
    <style:style style:name="P38" style:family="paragraph" style:parent-style-name="Teks_20_ISI">
      <loext:graphic-properties draw:fill="none"/>
      <style:paragraph-properties fo:margin-left="0.1866in" fo:margin-right="0in" fo:line-height="150%" fo:text-align="justify" style:justify-single-word="false" fo:text-indent="0in" style:auto-text-indent="false" fo:background-color="transparent"/>
      <style:text-properties fo:font-size="12pt" style:font-size-asian="12pt" style:font-size-complex="12pt"/>
    </style:style>
    <style:style style:name="P39" style:family="paragraph" style:parent-style-name="Teks_20_ISI" style:list-style-name="SuBAB">
      <style:paragraph-properties fo:line-height="150%"/>
      <style:text-properties fo:font-size="12pt" style:font-size-asian="12pt" style:font-size-complex="12pt"/>
    </style:style>
    <style:style style:name="P40" style:family="paragraph" style:parent-style-name="Teks_20_ISI" style:list-style-name="SuBAB">
      <style:paragraph-properties fo:line-height="150%"/>
      <style:text-properties fo:font-size="12pt" officeooo:paragraph-rsid="007490f4" style:font-size-asian="12pt" style:font-size-complex="12pt"/>
    </style:style>
    <style:style style:name="P41" style:family="paragraph" style:parent-style-name="Teks_20_ISI">
      <style:text-properties officeooo:paragraph-rsid="007213e6"/>
    </style:style>
    <style:style style:name="P42" style:family="paragraph" style:parent-style-name="Teks_20_ISI" style:list-style-name="L2">
      <style:text-properties officeooo:rsid="0073e5f5" officeooo:paragraph-rsid="0073e5f5"/>
    </style:style>
    <style:style style:name="P43" style:family="paragraph" style:parent-style-name="Teks_20_ISI">
      <loext:graphic-properties draw:fill="none"/>
      <style:paragraph-properties fo:margin-left="0.5in" fo:margin-right="0in" fo:line-height="150%" fo:text-align="justify" style:justify-single-word="false" fo:text-indent="0in" style:auto-text-indent="false" fo:background-color="transparent"/>
      <style:text-properties fo:font-weight="normal" officeooo:rsid="005bc3ad" officeooo:paragraph-rsid="005bc3ad" style:font-weight-asian="normal" style:font-weight-complex="normal"/>
    </style:style>
    <style:style style:name="P44"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45" style:family="paragraph" style:parent-style-name="Teks_20_ISI">
      <style:text-properties officeooo:paragraph-rsid="0050fab7" fo:background-color="transparent"/>
    </style:style>
    <style:style style:name="P46" style:family="paragraph" style:parent-style-name="Teks_20_ISI" style:list-style-name="L1">
      <style:text-properties officeooo:paragraph-rsid="0054d594" fo:background-color="transparent"/>
    </style:style>
    <style:style style:name="P47" style:family="paragraph" style:parent-style-name="Teks_20_ISI" style:list-style-name="L1">
      <style:text-properties officeooo:paragraph-rsid="006a6007" fo:background-color="transparent"/>
    </style:style>
    <style:style style:name="P48" style:family="paragraph" style:parent-style-name="Teks_20_ISI">
      <style:text-properties officeooo:rsid="0054d594" officeooo:paragraph-rsid="0054d594" fo:background-color="transparent"/>
    </style:style>
    <style:style style:name="T1" style:family="text">
      <style:text-properties officeooo:rsid="001fb60a"/>
    </style:style>
    <style:style style:name="T2" style:family="text">
      <style:text-properties officeooo:rsid="0020817a"/>
    </style:style>
    <style:style style:name="T3" style:family="text">
      <style:text-properties fo:font-style="italic" style:font-style-asian="italic" style:font-style-complex="italic"/>
    </style:style>
    <style:style style:name="T4" style:family="text">
      <style:text-properties fo:font-style="italic" officeooo:rsid="002d7881" style:font-style-asian="italic" style:font-style-complex="italic"/>
    </style:style>
    <style:style style:name="T5" style:family="text">
      <style:text-properties fo:font-style="italic" officeooo:rsid="006a6007" style:font-style-asian="italic" style:font-style-complex="italic"/>
    </style:style>
    <style:style style:name="T6" style:family="text">
      <style:text-properties fo:font-style="italic" officeooo:rsid="0073e5f5" style:font-style-asian="italic" style:font-style-complex="italic"/>
    </style:style>
    <style:style style:name="T7" style:family="text">
      <style:text-properties fo:font-style="italic" officeooo:rsid="006a6007" fo:background-color="#ffff00" loext:char-shading-value="0" style:font-style-asian="italic" style:font-style-complex="italic"/>
    </style:style>
    <style:style style:name="T8" style:family="text">
      <style:text-properties fo:font-style="italic" officeooo:rsid="0073e5f5" fo:background-color="#ffff00"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3cba" style:font-style-asian="normal" style:font-style-complex="normal"/>
    </style:style>
    <style:style style:name="T11" style:family="text">
      <style:text-properties fo:font-style="normal" officeooo:rsid="00294809" style:font-style-asian="normal" style:font-style-complex="normal"/>
    </style:style>
    <style:style style:name="T12" style:family="text">
      <style:text-properties fo:font-style="normal" officeooo:rsid="0029fe80" style:font-style-asian="normal" style:font-style-complex="normal"/>
    </style:style>
    <style:style style:name="T13" style:family="text">
      <style:text-properties fo:font-style="normal" officeooo:rsid="002be046" style:font-style-asian="normal" style:font-style-complex="normal"/>
    </style:style>
    <style:style style:name="T14" style:family="text">
      <style:text-properties fo:font-style="normal" officeooo:rsid="002c392b" style:font-style-asian="normal" style:font-style-complex="normal"/>
    </style:style>
    <style:style style:name="T15" style:family="text">
      <style:text-properties fo:font-style="normal" officeooo:rsid="002d7881" style:font-style-asian="normal" style:font-style-complex="normal"/>
    </style:style>
    <style:style style:name="T16" style:family="text">
      <style:text-properties fo:font-style="normal" officeooo:rsid="002eda67" style:font-style-asian="normal" style:font-style-complex="normal"/>
    </style:style>
    <style:style style:name="T17" style:family="text">
      <style:text-properties fo:font-style="normal" officeooo:rsid="00370af1" style:font-style-asian="normal" style:font-style-complex="normal"/>
    </style:style>
    <style:style style:name="T18" style:family="text">
      <style:text-properties fo:font-style="normal" officeooo:rsid="0038cf68" style:font-style-asian="normal" style:font-style-complex="normal"/>
    </style:style>
    <style:style style:name="T19" style:family="text">
      <style:text-properties fo:font-style="normal" officeooo:rsid="0039da9d" style:font-style-asian="normal" style:font-style-complex="normal"/>
    </style:style>
    <style:style style:name="T20" style:family="text">
      <style:text-properties fo:font-style="normal" officeooo:rsid="003c96dc" style:font-style-asian="normal" style:font-style-complex="normal"/>
    </style:style>
    <style:style style:name="T21" style:family="text">
      <style:text-properties fo:font-style="normal" officeooo:rsid="003ca4eb" style:font-style-asian="normal" style:font-style-complex="normal"/>
    </style:style>
    <style:style style:name="T22" style:family="text">
      <style:text-properties fo:font-style="normal" officeooo:rsid="0048f1ef" style:font-style-asian="normal" style:font-style-complex="normal"/>
    </style:style>
    <style:style style:name="T23" style:family="text">
      <style:text-properties fo:font-style="normal" officeooo:rsid="004bf592" style:font-style-asian="normal" style:font-style-complex="normal"/>
    </style:style>
    <style:style style:name="T24" style:family="text">
      <style:text-properties fo:font-style="normal" officeooo:rsid="004c97ee" style:font-style-asian="normal" style:font-style-complex="normal"/>
    </style:style>
    <style:style style:name="T25" style:family="text">
      <style:text-properties fo:font-style="normal" officeooo:rsid="004e2059" style:font-style-asian="normal" style:font-style-complex="normal"/>
    </style:style>
    <style:style style:name="T26" style:family="text">
      <style:text-properties fo:font-style="normal" officeooo:rsid="004fbbb7" style:font-style-asian="normal" style:font-style-complex="normal"/>
    </style:style>
    <style:style style:name="T27" style:family="text">
      <style:text-properties fo:font-style="normal" officeooo:rsid="00503ba9" style:font-style-asian="normal" style:font-style-complex="normal"/>
    </style:style>
    <style:style style:name="T28" style:family="text">
      <style:text-properties fo:font-style="normal" officeooo:rsid="00641502" style:font-style-asian="normal" style:font-style-complex="normal"/>
    </style:style>
    <style:style style:name="T29" style:family="text">
      <style:text-properties fo:font-style="normal" officeooo:rsid="006996a4" style:font-style-asian="normal" style:font-style-complex="normal"/>
    </style:style>
    <style:style style:name="T30" style:family="text">
      <style:text-properties fo:font-style="normal" officeooo:rsid="006a6007" style:font-style-asian="normal" style:font-style-complex="normal"/>
    </style:style>
    <style:style style:name="T31" style:family="text">
      <style:text-properties fo:font-style="normal" officeooo:rsid="006e8857" style:font-style-asian="normal" style:font-style-complex="normal"/>
    </style:style>
    <style:style style:name="T32" style:family="text">
      <style:text-properties fo:font-style="normal" officeooo:rsid="0073e5f5" style:font-style-asian="normal" style:font-style-complex="normal"/>
    </style:style>
    <style:style style:name="T33" style:family="text">
      <style:text-properties fo:font-style="normal" officeooo:rsid="006996a4" fo:background-color="#ffff00" loext:char-shading-value="0" style:font-style-asian="normal" style:font-style-complex="normal"/>
    </style:style>
    <style:style style:name="T34" style:family="text">
      <style:text-properties fo:font-style="normal" officeooo:rsid="004bf592" fo:background-color="#ffff00" loext:char-shading-value="0" style:font-style-asian="normal" style:font-style-complex="normal"/>
    </style:style>
    <style:style style:name="T35" style:family="text">
      <style:text-properties fo:font-style="normal" officeooo:rsid="002d7881" fo:background-color="#ffff00" loext:char-shading-value="0" style:font-style-asian="normal" style:font-style-complex="normal"/>
    </style:style>
    <style:style style:name="T36" style:family="text">
      <style:text-properties fo:font-style="normal" officeooo:rsid="007213e6" fo:background-color="#ffff00" loext:char-shading-value="0" style:font-style-asian="normal" style:font-style-complex="normal"/>
    </style:style>
    <style:style style:name="T37" style:family="text">
      <style:text-properties fo:font-style="normal" officeooo:rsid="006a6007" fo:background-color="#ffff00" loext:char-shading-value="0" style:font-style-asian="normal" style:font-style-complex="normal"/>
    </style:style>
    <style:style style:name="T38" style:family="text">
      <style:text-properties fo:font-style="normal" officeooo:rsid="0073e5f5" fo:background-color="#ffff00" loext:char-shading-value="0" style:font-style-asian="normal" style:font-style-complex="normal"/>
    </style:style>
    <style:style style:name="T39" style:family="text">
      <style:text-properties fo:font-style="normal" officeooo:rsid="004bf592" fo:background-color="transparent" loext:char-shading-value="0" style:font-style-asian="normal" style:font-style-complex="normal"/>
    </style:style>
    <style:style style:name="T40" style:family="text">
      <style:text-properties fo:font-style="normal" officeooo:rsid="004bf592" fo:background-color="transparent" loext:char-shading-value="0" style:font-style-asian="normal" style:font-style-complex="normal"/>
    </style:style>
    <style:style style:name="T41" style:family="text">
      <style:text-properties fo:font-style="normal" officeooo:rsid="006996a4" fo:background-color="transparent" loext:char-shading-value="0" style:font-style-asian="normal" style:font-style-complex="normal"/>
    </style:style>
    <style:style style:name="T42" style:family="text">
      <style:text-properties fo:font-style="normal" officeooo:rsid="006996a4" fo:background-color="transparent" loext:char-shading-value="0" style:font-style-asian="normal" style:font-style-complex="normal"/>
    </style:style>
    <style:style style:name="T43" style:family="text">
      <style:text-properties fo:font-style="normal" officeooo:rsid="00641502" fo:background-color="transparent" loext:char-shading-value="0" style:font-style-asian="normal" style:font-style-complex="normal"/>
    </style:style>
    <style:style style:name="T44" style:family="text">
      <style:text-properties fo:font-style="normal" officeooo:rsid="006d7d4d" fo:background-color="transparent" loext:char-shading-value="0" style:font-style-asian="normal" style:font-style-complex="normal"/>
    </style:style>
    <style:style style:name="T45" style:family="text">
      <style:text-properties fo:font-style="normal" officeooo:rsid="006e8857" fo:background-color="transparent" loext:char-shading-value="0" style:font-style-asian="normal" style:font-style-complex="normal"/>
    </style:style>
    <style:style style:name="T46" style:family="text">
      <style:text-properties fo:font-style="normal" officeooo:rsid="00704105" fo:background-color="transparent" loext:char-shading-value="0" style:font-style-asian="normal" style:font-style-complex="normal"/>
    </style:style>
    <style:style style:name="T47" style:family="text">
      <style:text-properties fo:font-style="normal" officeooo:rsid="007213e6" fo:background-color="transparent" loext:char-shading-value="0" style:font-style-asian="normal" style:font-style-complex="normal"/>
    </style:style>
    <style:style style:name="T48" style:family="text">
      <style:text-properties fo:font-style="normal" officeooo:rsid="007213e6" fo:background-color="transparent" loext:char-shading-value="0" style:font-style-asian="normal" style:font-style-complex="normal"/>
    </style:style>
    <style:style style:name="T49" style:family="text">
      <style:text-properties fo:font-style="normal" officeooo:rsid="002d7881" fo:background-color="transparent" loext:char-shading-value="0" style:font-style-asian="normal" style:font-style-complex="normal"/>
    </style:style>
    <style:style style:name="T50" style:family="text">
      <style:text-properties fo:font-style="normal" officeooo:rsid="002d7881" fo:background-color="transparent" loext:char-shading-value="0" style:font-style-asian="normal" style:font-style-complex="normal"/>
    </style:style>
    <style:style style:name="T51" style:family="text">
      <style:text-properties officeooo:rsid="00213cba"/>
    </style:style>
    <style:style style:name="T52" style:family="text">
      <style:text-properties officeooo:rsid="0023fd42"/>
    </style:style>
    <style:style style:name="T53" style:family="text">
      <style:text-properties fo:font-size="11pt" style:font-size-asian="9.60000038146973pt" style:font-size-complex="11pt"/>
    </style:style>
    <style:style style:name="T54" style:family="text">
      <style:text-properties officeooo:rsid="003f9fc2"/>
    </style:style>
    <style:style style:name="T55" style:family="text">
      <style:text-properties officeooo:rsid="00478943"/>
    </style:style>
    <style:style style:name="T56" style:family="text">
      <style:text-properties officeooo:rsid="00526799"/>
    </style:style>
    <style:style style:name="T57" style:family="text">
      <style:text-properties officeooo:rsid="00542556"/>
    </style:style>
    <style:style style:name="T58" style:family="text">
      <style:text-properties fo:font-size="12pt" style:font-size-asian="12pt" style:font-size-complex="12pt"/>
    </style:style>
    <style:style style:name="T59" style:family="text">
      <style:text-properties fo:font-size="12pt" officeooo:rsid="00577208" style:font-size-asian="12pt" style:font-size-complex="12pt"/>
    </style:style>
    <style:style style:name="T60" style:family="text">
      <style:text-properties officeooo:rsid="006996a4"/>
    </style:style>
    <style:style style:name="T61" style:family="text">
      <style:text-properties fo:background-color="#ffff00" loext:char-shading-value="0"/>
    </style:style>
    <style:style style:name="T62" style:family="text">
      <style:text-properties officeooo:rsid="006996a4" fo:background-color="#ffff00" loext:char-shading-value="0"/>
    </style:style>
    <style:style style:name="T63" style:family="text">
      <style:text-properties officeooo:rsid="006a6007" fo:background-color="#ffff00" loext:char-shading-value="0"/>
    </style:style>
    <style:style style:name="T64" style:family="text">
      <style:text-properties officeooo:rsid="0054d594" fo:background-color="#ffff00" loext:char-shading-value="0"/>
    </style:style>
    <style:style style:name="T65" style:family="text">
      <style:text-properties officeooo:rsid="006aae43" fo:background-color="#ffff00" loext:char-shading-value="0"/>
    </style:style>
    <style:style style:name="T66" style:family="text">
      <style:text-properties officeooo:rsid="007bbc86" fo:background-color="#ffff00" loext:char-shading-value="0"/>
    </style:style>
    <style:style style:name="T67" style:family="text">
      <style:text-properties officeooo:rsid="006a6007"/>
    </style:style>
    <style:style style:name="T68" style:family="text">
      <style:text-properties officeooo:rsid="006aae43"/>
    </style:style>
    <style:style style:name="T69" style:family="text">
      <style:text-properties fo:background-color="transparent" loext:char-shading-value="0"/>
    </style:style>
    <style:style style:name="T70" style:family="text">
      <style:text-properties officeooo:rsid="006996a4" fo:background-color="transparent" loext:char-shading-value="0"/>
    </style:style>
    <style:style style:name="T71" style:family="text">
      <style:text-properties officeooo:rsid="006996a4" fo:background-color="transparent" loext:char-shading-value="0"/>
    </style:style>
    <style:style style:name="T72" style:family="text">
      <style:text-properties officeooo:rsid="00542556" fo:background-color="transparent" loext:char-shading-value="0"/>
    </style:style>
    <style:style style:name="T73" style:family="text">
      <style:text-properties officeooo:rsid="00542556" fo:background-color="transparent" loext:char-shading-value="0"/>
    </style:style>
    <style:style style:name="T74" style:family="text">
      <style:text-properties fo:background-color="transparent" loext:char-shading-value="0"/>
    </style:style>
    <style:style style:name="T75" style:family="text">
      <style:text-properties officeooo:rsid="007490f4"/>
    </style:style>
    <style:style style:name="T76" style:family="text">
      <style:text-properties officeooo:rsid="0054d59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Standard"/>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text:style-name="BAB">
        <text:list-item>
          <text:h text:style-name="P22" text:outline-level="1"><text:bookmark-start text:name="__RefHeading___Toc1021_2518303167"/><text:line-break/>Pendahuluan<text:bookmark-end text:name="__RefHeading___Toc1021_2518303167"/></text:h>
        </text:list-item>
      </text:list>
      <text:h text:style-name="P23" text:outline-level="1"/>
      <text:list text:style-name="SuBAB">
        <text:list-item>
          <text:list>
            <text:list-item>
              <text:h text:style-name="P27" text:outline-level="2">Latar belakang masalah</text:h>
            </text:list-item>
          </text:list>
        </text:list-item>
      </text:list>
      <text:p text:style-name="Teks_20_ISI">Transportasi merupakan bagian yang tidak terpisahkan dari semua sektor industri. Hal itu dikarenakan <text:span text:style-name="T60">transportasi mendukung proses idstribusi dan logistik.</text:span> Transportasi selalu memakan biaya, dan oleh karena itu mempengaruhi biaya produksi dan distribusi hingga 10-20% dari total biaya suatu produk.<text:reference-mark-start text:name="ZOTERO_ITEM CSL_CITATION {&quot;citationID&quot;:&quot;ROqCeBy1&quot;,&quot;properties&quot;:{&quot;formattedCitation&quot;:&quot;(Maryati &amp; Wibowo, 2012)&quot;,&quot;plainCitation&quot;:&quot;(Maryati &amp; Wibowo, 2012)&quot;,&quot;noteIndex&quot;:0},&quot;citationItems&quot;:[{&quot;id&quot;:22,&quot;uris&quot;:[&quot;http://zotero.org/users/13449195/items/NDUNLDY5&quot;],&quot;itemData&quot;:{&quot;id&quot;:22,&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QiKPsbNSm"/>(Maryati &amp; Wibowo, 2012)<text:reference-mark-end text:name="ZOTERO_ITEM CSL_CITATION {&quot;citationID&quot;:&quot;ROqCeBy1&quot;,&quot;properties&quot;:{&quot;formattedCitation&quot;:&quot;(Maryati &amp; Wibowo, 2012)&quot;,&quot;plainCitation&quot;:&quot;(Maryati &amp; Wibowo, 2012)&quot;,&quot;noteIndex&quot;:0},&quot;citationItems&quot;:[{&quot;id&quot;:22,&quot;uris&quot;:[&quot;http://zotero.org/users/13449195/items/NDUNLDY5&quot;],&quot;itemData&quot;:{&quot;id&quot;:22,&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QiKPsbNSm"/> <text:span text:style-name="T71">Pada dunia bisnis, transportasi dan distribusi merupakan dua komponen yang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Aou55c70&quot;,&quot;properties&quot;:{&quot;formattedCitation&quot;:&quot;(Noor Rahmah &amp; Kusuma Ningrat, 2023)&quot;,&quot;plainCitation&quot;:&quot;(Noor Rahmah &amp; Kusuma Ningrat, 2023)&quot;,&quot;noteIndex&quot;:0},&quot;citationItems&quot;:[{&quot;id&quot;:59,&quot;uris&quot;:[&quot;http://zotero.org/users/13449195/items/NNNGGWD3&quot;],&quot;itemData&quot;:{&quot;id&quot;:59,&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kg07htHIz9"/><text:span text:style-name="T71">(Noor Rahmah &amp; Kusuma Ningrat, 2023)</text:span><text:reference-mark-end text:name="ZOTERO_ITEM CSL_CITATION {&quot;citationID&quot;:&quot;Aou55c70&quot;,&quot;properties&quot;:{&quot;formattedCitation&quot;:&quot;(Noor Rahmah &amp; Kusuma Ningrat, 2023)&quot;,&quot;plainCitation&quot;:&quot;(Noor Rahmah &amp; Kusuma Ningrat, 2023)&quot;,&quot;noteIndex&quot;:0},&quot;citationItems&quot;:[{&quot;id&quot;:59,&quot;uris&quot;:[&quot;http://zotero.org/users/13449195/items/NNNGGWD3&quot;],&quot;itemData&quot;:{&quot;id&quot;:59,&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kg07htHIz9"/></text:p>
      <text:p text:style-name="P14">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2">proses distribusi awal setelah konsumen melakukan permintaan pengiriman barang kepada perusahaan. </text:span></text:p>
      <text:p text:style-name="P19"><text:span text:style-name="T2">PT. Pos Indonesia (Persero) </text:span><text:span text:style-name="T55">adalah s</text:span><text:span text:style-name="T2">alah satu perusahaan </text:span><text:span text:style-name="T60">milik negara</text:span><text:span text:style-name="T2"> yang bergerak di bidang </text:span><text:span text:style-name="T60">pengiriman barang</text:span><text:span text:style-name="T2">. </text:span><text:span text:style-name="T60">S</text:span><text:span text:style-name="T2">aat ini, PT. Pos Indonesia (Persero) memiliki cakupan wilayah pengiriman barang maupun </text:span><text:span text:style-name="T52">dokumen</text:span><text:span text:style-name="T2"> terluas di Indonesia sendiri. </text:span><text:span text:style-name="T51">Untuk mendukung kegiatan pengiriman barang yang dilaksanakan PT. Pos Indonesia (Persero), dibuat SOP atau peraturan yang diterapkan di seluruh kantor pos cabang dan regional agar proses awal saat </text:span></text:p>
      <text:p text:style-name="P33"><text:span text:style-name="T51">pendistribusain barang konsumen tidak mengalami hambatan yang dapat timbul akibat pekerjaan yang dilakukan secara asal-asalan.</text:span><text:span text:style-name="T2"> </text:span></text:p>
      <text:p text:style-name="P15"><text:span text:style-name="T10">S</text:span><text:span text:style-name="T9">alah satu perwakilan PT. Pos Indonesia (Persero) dalam mendukung kegiatan pengiriman barang adalah Kantor Pos Cabang </text:span><text:span text:style-name="T22">Magetan</text:span><text:span text:style-name="T9"> 63300 </text:span><text:span text:style-name="T11">Divisi Regional V Surabaya</text:span><text:span text:style-name="T9"> yang berada di Kabupaten Magetan, Jawa Timur. Kantor Pos Magetan </text:span><text:span text:style-name="T11">63300 </text:span><text:span text:style-name="T12">membawahi 16 Kantor Pos Kecamatan.</text:span><text:span text:style-name="T11"> </text:span></text:p>
      <text:p text:style-name="P20"><text:span text:style-name="T12">P</text:span><text:span text:style-name="T11">ada tahun 202</text:span><text:span text:style-name="T12">3, Kantor Pos Magetan telah mengirim barang dan dokumen sejumlah 119.590 resi dengan total biaya Rp. 3.645.467.114 serta total berat 4.516.108 Kg. </text:span><text:span text:style-name="T13">Sedangkan pada tahun 2024 sendiri (terhitung 1 Januari 2024 s/d 31 Mei 2024), Kantor Pos Magetan telah mengirim sebanyak 76.108 resi dengan total biaya sebanyak 2.061.338.820 dan total bobot mencapai 1.380.726 Kg. </text:span><text:span text:style-name="T14">Salah satu proses yang mendukung pengiriman di Kantor Pos Magetan adalah penjemputan barang oleh 2 unit angkutan tersier di </text:span><text:span text:style-name="T19">13</text:span><text:span text:style-name="T14"> Kantor Pos Kecamatan yang dalam prosesnya, dibagi menjadi 2 trayek, yaitu trayek utara dengan </text:span><text:span text:style-name="T17">8</text:span><text:span text:style-name="T14"> Kantor Pos Kecamatan dan trayek selatan dengan </text:span><text:span text:style-name="T18">6</text:span><text:span text:style-name="T14"> Kantor Pos Kecamatan.</text:span></text:p>
      <text:p text:style-name="P41"><text:span text:style-name="T14"><text:tab/>Rute yang digunakan 2 unit angkutan tersier milik Kantor Pos Magetan sendiri sudah di</text:span><text:span text:style-name="T15">tetapkan sejak tahun 2019 dan dinilai oleh perusahaan sudah optimal.</text:span><text:span text:style-name="T31"> Angkutan tersier merupakan angkutan yang diperuntukan untuk jaringan kantor pos dengan kantor cabang yang di baw</text:span><text:span text:style-name="T45">ahnya</text:span><text:span text:style-name="T42">. </text:span><text:span text:style-name="T46">(Purnomo, Wahyono, &amp; Anggahandika, 2022)</text:span><text:span text:style-name="T29"> </text:span></text:p>
      <text:p text:style-name="P41"><text:span text:style-name="T15">Namun, dalam </text:span><text:span text:style-name="T29">penetapan rute penjemputan oleh angkutan tersier</text:span><text:span text:style-name="T15">, </text:span><text:span text:style-name="T23">Kantor Pos Magetan</text:span><text:span text:style-name="T40"> </text:span><text:span text:style-name="T42">masih berdasarkan saran</text:span><text:span text:style-name="T40"> </text:span><text:span text:style-name="T42">karyawan</text:span><text:span text:style-name="T48"> dan sopir dari angkutan tersier tersebut. Sehingga Kantor Pos Magetan, tidak mengetahui apakah rute yang disarankan karyawan tersebut sudah optimal atau belum</text:span><text:span text:style-name="T50">.</text:span></text:p>
      <text:p text:style-name="P6"><text:span text:style-name="T40">Dalam pelaksanaan </text:span><text:span text:style-name="T42">penjemputan barang oleh angkutan tersier </text:span><text:span text:style-name="T44">di Kantor Pos Magetan</text:span><text:span text:style-name="T43">,</text:span><text:span text:style-name="T28"> </text:span><text:span text:style-name="T15">sering terjadi keterlambatan angkutan tersier yang membawa kembali barang dari Kantor Pos Kecamatan </text:span><text:span text:style-name="T24">menuju Kantor Cabang </text:span><text:span text:style-name="T25">sehingga </text:span><text:span text:style-name="T15">mengakibatkan proses penyortiran </text:span><text:span text:style-name="T20">serta</text:span><text:span text:style-name="T15"> pengiriman menuju Kantor Pos Cabang Utama Madiun 63100 terlambat. </text:span><text:span text:style-name="T26">Kantor Pos Cabang Magetan</text:span><text:span text:style-name="T21"> sudah membuat </text:span><text:soft-page-break/><text:span text:style-name="T21">peraturan</text:span><text:span text:style-name="T16"> terkait batas durasi penjemputan adalah 2 jam dengan jam berangkat pada pukul 11:00 WIB.</text:span></text:p>
      <text:p text:style-name="P2">Tabel <text:span text:style-name="T54">1.</text:span><text:sequence text:ref-name="refTabel0" text:name="Tabel" text:formula="ooow:Tabel+1" style:num-format="1">1</text:sequence>: Data <text:span text:style-name="T56">k</text:span><text:span text:style-name="T53">eterlambatan</text:span> <text:span text:style-name="T56">a</text:span>ngkutan <text:span text:style-name="T56">t</text:span>ersier <text:span text:style-name="T56">b</text:span>ulan Januari 202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1"><text:span text:style-name="T57">TRAYEK</text:span> UTARA</text:p>
          </table:table-cell>
          <table:covered-table-cell/>
          <table:covered-table-cell/>
          <table:covered-table-cell/>
        </table:table-row>
        <table:table-row table:style-name="Table1.1">
          <table:table-cell table:style-name="Table1.A2" office:value-type="string">
            <text:p text:style-name="P12">No</text:p>
          </table:table-cell>
          <table:table-cell table:style-name="Table1.A2" office:value-type="string">
            <text:p text:style-name="P12">Tanggal</text:p>
          </table:table-cell>
          <table:table-cell table:style-name="Table1.A2" office:value-type="string">
            <text:p text:style-name="P12">Waktu berangkat</text:p>
          </table:table-cell>
          <table:table-cell table:style-name="Table1.D2" office:value-type="string">
            <text:p text:style-name="P12">Waktu tiba</text:p>
          </table:table-cell>
        </table:table-row>
        <table:table-row table:style-name="Table1.3">
          <table:table-cell table:style-name="Table1.A2" office:value-type="string">
            <text:p text:style-name="P13">1</text:p>
          </table:table-cell>
          <table:table-cell table:style-name="Table1.A2" office:value-type="string">
            <text:p text:style-name="P13">3</text:p>
          </table:table-cell>
          <table:table-cell table:style-name="Table1.A2" office:value-type="string">
            <text:p text:style-name="P13">12:00</text:p>
          </table:table-cell>
          <table:table-cell table:style-name="Table1.D2" office:value-type="string">
            <text:p text:style-name="P13">14:15</text:p>
          </table:table-cell>
        </table:table-row>
        <table:table-row table:style-name="Table1.3">
          <table:table-cell table:style-name="Table1.A2" office:value-type="string">
            <text:p text:style-name="P13">2</text:p>
          </table:table-cell>
          <table:table-cell table:style-name="Table1.A2" office:value-type="string">
            <text:p text:style-name="P13">5</text:p>
          </table:table-cell>
          <table:table-cell table:style-name="Table1.A2" office:value-type="string">
            <text:p text:style-name="P13">12:30</text:p>
          </table:table-cell>
          <table:table-cell table:style-name="Table1.D2" office:value-type="string">
            <text:p text:style-name="P13">15:45</text:p>
          </table:table-cell>
        </table:table-row>
        <table:table-row table:style-name="Table1.3">
          <table:table-cell table:style-name="Table1.A2" office:value-type="string">
            <text:p text:style-name="P13">3</text:p>
          </table:table-cell>
          <table:table-cell table:style-name="Table1.A2" office:value-type="string">
            <text:p text:style-name="P13">6</text:p>
          </table:table-cell>
          <table:table-cell table:style-name="Table1.A2" office:value-type="string">
            <text:p text:style-name="P13">13:00</text:p>
          </table:table-cell>
          <table:table-cell table:style-name="Table1.D2" office:value-type="string">
            <text:p text:style-name="P13">16:00</text:p>
          </table:table-cell>
        </table:table-row>
        <table:table-row table:style-name="Table1.3">
          <table:table-cell table:style-name="Table1.A2" office:value-type="string">
            <text:p text:style-name="P13">4</text:p>
          </table:table-cell>
          <table:table-cell table:style-name="Table1.A2" office:value-type="string">
            <text:p text:style-name="P13">18</text:p>
          </table:table-cell>
          <table:table-cell table:style-name="Table1.A2" office:value-type="string">
            <text:p text:style-name="P13">12:00</text:p>
          </table:table-cell>
          <table:table-cell table:style-name="Table1.D2" office:value-type="string">
            <text:p text:style-name="P13">15:00</text:p>
          </table:table-cell>
        </table:table-row>
      </table:table>
      <text:p text:style-name="Standard"/>
      <text:p text:style-name="P25">Sumber : SPV. Operasional KC Magetan 63300</text:p>
      <text:p text:style-name="P25"/>
      <text:p text:style-name="P7">Tabel <text:span text:style-name="T54">1.</text:span><text:sequence text:ref-name="refTabel1" text:name="Tabel" text:formula="ooow:Tabel+1" style:num-format="1">2</text:sequence>: Data <text:span text:style-name="T56">k</text:span>eterlambatan <text:span text:style-name="T56">a</text:span>ngkutan <text:span text:style-name="T56">t</text:span>ersier <text:span text:style-name="T56">b</text:span>ulan Januari 2024</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2"><text:span text:style-name="T57">TRAYEK</text:span> SELATAN</text:p>
          </table:table-cell>
          <table:covered-table-cell/>
          <table:covered-table-cell/>
          <table:covered-table-cell/>
        </table:table-row>
        <table:table-row table:style-name="Table2.1">
          <table:table-cell table:style-name="Table2.A2" office:value-type="string">
            <text:p text:style-name="P12">No</text:p>
          </table:table-cell>
          <table:table-cell table:style-name="Table2.A2" office:value-type="string">
            <text:p text:style-name="P12">Tanggal</text:p>
          </table:table-cell>
          <table:table-cell table:style-name="Table2.A2" office:value-type="string">
            <text:p text:style-name="P12">Waktu berangkat</text:p>
          </table:table-cell>
          <table:table-cell table:style-name="Table2.D2" office:value-type="string">
            <text:p text:style-name="P12">Waktu tiba</text:p>
          </table:table-cell>
        </table:table-row>
        <table:table-row table:style-name="Table2.1">
          <table:table-cell table:style-name="Table2.A2" office:value-type="string">
            <text:p text:style-name="P13">1</text:p>
          </table:table-cell>
          <table:table-cell table:style-name="Table2.A2" office:value-type="string">
            <text:p text:style-name="P13">1</text:p>
          </table:table-cell>
          <table:table-cell table:style-name="Table2.A2" office:value-type="string">
            <text:p text:style-name="P13">12:30</text:p>
          </table:table-cell>
          <table:table-cell table:style-name="Table2.D2" office:value-type="string">
            <text:p text:style-name="P13">16:30</text:p>
          </table:table-cell>
        </table:table-row>
        <table:table-row table:style-name="Table2.1">
          <table:table-cell table:style-name="Table2.A2" office:value-type="string">
            <text:p text:style-name="P13">2</text:p>
          </table:table-cell>
          <table:table-cell table:style-name="Table2.A2" office:value-type="string">
            <text:p text:style-name="P13">6</text:p>
          </table:table-cell>
          <table:table-cell table:style-name="Table2.A2" office:value-type="string">
            <text:p text:style-name="P13">12:00</text:p>
          </table:table-cell>
          <table:table-cell table:style-name="Table2.D2" office:value-type="string">
            <text:p text:style-name="P13">16:00</text:p>
          </table:table-cell>
        </table:table-row>
        <table:table-row table:style-name="Table2.1">
          <table:table-cell table:style-name="Table2.A2" office:value-type="string">
            <text:p text:style-name="P13">3</text:p>
          </table:table-cell>
          <table:table-cell table:style-name="Table2.A2" office:value-type="string">
            <text:p text:style-name="P13">10</text:p>
          </table:table-cell>
          <table:table-cell table:style-name="Table2.A2" office:value-type="string">
            <text:p text:style-name="P13">11:30</text:p>
          </table:table-cell>
          <table:table-cell table:style-name="Table2.D2" office:value-type="string">
            <text:p text:style-name="P13">13:45</text:p>
          </table:table-cell>
        </table:table-row>
        <table:table-row table:style-name="Table2.1">
          <table:table-cell table:style-name="Table2.A2" office:value-type="string">
            <text:p text:style-name="P13">4</text:p>
          </table:table-cell>
          <table:table-cell table:style-name="Table2.A2" office:value-type="string">
            <text:p text:style-name="P13">12</text:p>
          </table:table-cell>
          <table:table-cell table:style-name="Table2.A2" office:value-type="string">
            <text:p text:style-name="P13">12:15</text:p>
          </table:table-cell>
          <table:table-cell table:style-name="Table2.D2" office:value-type="string">
            <text:p text:style-name="P13">15:20</text:p>
          </table:table-cell>
        </table:table-row>
        <table:table-row table:style-name="Table2.1">
          <table:table-cell table:style-name="Table2.A2" office:value-type="string">
            <text:p text:style-name="P13">5</text:p>
          </table:table-cell>
          <table:table-cell table:style-name="Table2.A2" office:value-type="string">
            <text:p text:style-name="P13">22</text:p>
          </table:table-cell>
          <table:table-cell table:style-name="Table2.A2" office:value-type="string">
            <text:p text:style-name="P13">13:00</text:p>
          </table:table-cell>
          <table:table-cell table:style-name="Table2.D2" office:value-type="string">
            <text:p text:style-name="P13">16:00</text:p>
          </table:table-cell>
        </table:table-row>
        <table:table-row table:style-name="Table2.1">
          <table:table-cell table:style-name="Table2.A2" office:value-type="string">
            <text:p text:style-name="P13">6</text:p>
          </table:table-cell>
          <table:table-cell table:style-name="Table2.A2" office:value-type="string">
            <text:p text:style-name="P13">23</text:p>
          </table:table-cell>
          <table:table-cell table:style-name="Table2.A2" office:value-type="string">
            <text:p text:style-name="P13">12:00</text:p>
          </table:table-cell>
          <table:table-cell table:style-name="Table2.D2" office:value-type="string">
            <text:p text:style-name="P13">14:00</text:p>
          </table:table-cell>
        </table:table-row>
        <table:table-row table:style-name="Table2.1">
          <table:table-cell table:style-name="Table2.A2" office:value-type="string">
            <text:p text:style-name="P13">7</text:p>
          </table:table-cell>
          <table:table-cell table:style-name="Table2.A2" office:value-type="string">
            <text:p text:style-name="P13">30</text:p>
          </table:table-cell>
          <table:table-cell table:style-name="Table2.A2" office:value-type="string">
            <text:p text:style-name="P13">12:14</text:p>
          </table:table-cell>
          <table:table-cell table:style-name="Table2.D2" office:value-type="string">
            <text:p text:style-name="P13">14:30</text:p>
          </table:table-cell>
        </table:table-row>
      </table:table>
      <text:p text:style-name="P26"><text:span text:style-name="T15"/></text:p>
      <text:p text:style-name="P26"><text:span text:style-name="T15">Sumber : SPV. Operasional KC Magetan 63300</text:span></text:p>
      <text:p text:style-name="P5"><text:span text:style-name="T15"/></text:p>
      <text:p text:style-name="P21"><text:span text:style-name="T15">Menindaklanjuti kejadian tersebut, Kantor Pos Cabang Utama Madiun </text:span><text:span text:style-name="T27">pernah</text:span><text:span text:style-name="T15"> memberikan Surat Teguran sekali kepada bagian operasional Kantor Pos Cabang Magetan akibat keterlambatan yang terjadi berulang tersebut, karena pengiriman dari KCU Madiun 63100 menuju Kantor Pos Regional V Surabaya juga ikut terlambat. </text:span><text:span text:style-name="T35">P</text:span><text:span text:style-name="T37">enelitian yang dilakukan oleh …. membahas rute terpendek dalam penjemputan barang kantor pos….menggunakan metode …. namun, penelitian mereka tidak membahas penjemputan (kelemahan)</text:span></text:p>
      <text:p text:style-name="P45"><text:soft-page-break/><text:span text:style-name="T15">Berdasarkan </text:span><text:span text:style-name="T30">penelitian</text:span><text:span text:style-name="T15"> </text:span><text:span text:style-name="T30">yang telah dilakukan sebelumnya</text:span><text:span text:style-name="T15">, penulis akan membuat </text:span><text:span text:style-name="T30">penelitian pemilihan rute terpendek </text:span><text:span text:style-name="T15">menggunakan metode </text:span><text:span text:style-name="T4">Ant Colony Optimization </text:span><text:span text:style-name="T15">untuk memecahkan masalah </text:span><text:span text:style-name="T30">keterlambatan penjemputan barang</text:span><text:span text:style-name="T15">.</text:span></text:p>
      <text:p text:style-name="P10"><text:span text:style-name="T15"/></text:p>
      <text:list xml:id="list33355770917200" text:continue-numbering="true" text:style-name="SuBAB">
        <text:list-item>
          <text:list>
            <text:list-item>
              <text:h text:style-name="P28" text:outline-level="2"><text:span text:style-name="T74">Rumusan masala</text:span><text:span text:style-name="T73">h</text:span></text:h>
            </text:list-item>
          </text:list>
        </text:list-item>
      </text:list>
      <text:p text:style-name="P48">Berdasarkan latar belakang masalah <text:span text:style-name="T67">yang telah diuraikan pada subbab sebelumnya</text:span>, <text:span text:style-name="T67">maka </text:span>rumusan masalah <text:span text:style-name="T67">penelitian ini adalah sebagai berikut </text:span>:</text:p>
      <text:list text:style-name="L1">
        <text:list-item>
          <text:p text:style-name="P46"><text:span text:style-name="T67">Bagaimana cara menentukan </text:span><text:span text:style-name="T76">rute terpendek yang dapat digunakan oleh angkutan tersier guna menghemat waktu?</text:span></text:p>
        </text:list-item>
        <text:list-item>
          <text:p text:style-name="P47"><text:span text:style-name="T67">Berapa penghematan waktu yang diperoleh setelah menggunakan metode </text:span><text:span text:style-name="T5">Ant Colony </text:span><text:span text:style-name="T6">Optimization</text:span><text:span text:style-name="T32">.</text:span></text:p>
        </text:list-item>
      </text:list>
      <text:list xml:id="list33355462803768" text:continue-list="list33355770917200" text:style-name="SuBAB">
        <text:list-item>
          <text:list>
            <text:list-item>
              <text:h text:style-name="P32" text:outline-level="2">Tujuan penelitian</text:h>
            </text:list-item>
          </text:list>
        </text:list-item>
      </text:list>
      <text:p text:style-name="Teks_20_ISI"><text:span text:style-name="T74">Berdasarkan rumusan masalah di atas </text:span>maka, didapat tujuan penelitian sebagai berikut:</text:p>
      <text:list text:style-name="L2">
        <text:list-item>
          <text:p text:style-name="P34">Untuk mencari rute terpendek agar bisa digunakan oleh angkutan tersier guna memangkas waktu tempuh dan menghemat biaya.</text:p>
        </text:list-item>
        <text:list-item>
          <text:p text:style-name="P42">Untuk mengetahui penghematan waktu yang diperoleh setelah menerapkan metode <text:span text:style-name="T3">Ant Colony Optimization</text:span><text:span text:style-name="T9">.</text:span></text:p>
        </text:list-item>
      </text:list>
      <text:p text:style-name="Teks_20_ISI"/>
      <text:list text:continue-list="list33355462803768" text:style-name="SuBAB">
        <text:list-item>
          <text:list>
            <text:list-item>
              <text:h text:style-name="P29" text:outline-level="2">Manfaat penelitian</text:h>
              <text:p text:style-name="P35">1<text:span text:style-name="T58">. </text:span><text:span text:style-name="T59">Bagi Perusahaan</text:span></text:p>
              <text:list>
                <text:list-item>
                  <text:list>
                    <text:list-item>
                      <text:list>
                        <text:list-item>
                          <text:list>
                            <text:list-header>
                              <text:p text:style-name="P36">Penelitian ini diharapkan dapat memberi informasi <text:span text:style-name="T67">dan masukan </text:span>kepada perusahaan <text:span text:style-name="T67">dalam</text:span> penetapan rute kendaraan.</text:p>
                            </text:list-header>
                          </text:list>
                        </text:list-item>
                      </text:list>
                    </text:list-item>
                  </text:list>
                </text:list-item>
              </text:list>
              <text:p text:style-name="P39">2. Bagi <text:span text:style-name="T67">Pembaca</text:span></text:p>
              <text:list text:continue-numbering="true">
                <text:list-header>
                  <text:p text:style-name="P37">Para akademisi dapat menggunakan penelitian ini sebagai bahan rujuan maupun sekedar referensi untuk melakukan sebuah proyek atau penelitian selanjutnya.</text:p>
                </text:list-header>
              </text:list>
            </text:list-item>
          </text:list>
        </text:list-item>
      </text:list>
      <text:p text:style-name="P38"/>
      <text:p text:style-name="P38"/>
      <text:p text:style-name="P38"/>
      <text:list text:continue-numbering="true" text:style-name="SuBAB">
        <text:list-item>
          <text:list>
            <text:list-header>
              <text:p text:style-name="P40"><text:soft-page-break/>3. Bagi Penulis</text:p>
            </text:list-header>
            <text:list-item>
              <text:p text:style-name="P40">Penulis mendapat wawasan dan informasi baru berkat penelitian ini terkait pentingnya pemilihan rute agar dapat menghemat biaya operasional dan memangkas waktu tempuh kendaraan.</text:p>
              <text:p text:style-name="P40"/>
            </text:list-item>
            <text:list-item>
              <text:h text:style-name="P29" text:outline-level="2">Batasan penelitian</text:h>
            </text:list-item>
          </text:list>
        </text:list-item>
      </text:list>
      <text:p text:style-name="P16"><text:span text:style-name="T68">1</text:span>. <text:span text:style-name="T61">Data yang </text:span><text:span text:style-name="T65">digunakan</text:span><text:span text:style-name="T61"> hanya yang bersangkutan dengan kegiatan angkutan <text:tab/>tersier Kantor Pos Cabang Magetan 63300.</text:span></text:p>
      <text:p text:style-name="P16"><text:span text:style-name="T68">2</text:span>. Data yang <text:span text:style-name="T68">digunakan</text:span> terbatas pada jangka waktu tahun 2023 dan 2024.</text:p>
      <text:p text:style-name="P16"/>
      <text:list text:continue-numbering="true" text:style-name="SuBAB">
        <text:list-item>
          <text:list>
            <text:list-item>
              <text:h text:style-name="P29" text:outline-level="2">Sistematika penulisan</text:h>
            </text:list-item>
          </text:list>
        </text:list-item>
      </text:list>
      <text:p text:style-name="P8">1. BAB I PENDAHULUAN</text:p>
      <text:p text:style-name="P17">Bab I menjelaskan tentang latar belakang penelitian, rumusan masalah, manfaat penelitian, batasan penelitian, dan sistematika penulisan penelitian.</text:p>
      <text:p text:style-name="P9">2. BAB II LANDASAN TEORI</text:p>
      <text:p text:style-name="P17">Bab II menguraikan studi literatur yang digunakan sebagai dalam memecahkan masalah yang diangkat di dalam penelitian.</text:p>
      <text:p text:style-name="P9">3. BAB III METODE PENELITIAN</text:p>
      <text:p text:style-name="P17">Pada bab ini, dijelaskan terkait langkah-langkah metode yang digunakan dalam penelitian untuk memecahkan masalah yang diangkat.</text:p>
      <text:p text:style-name="P9">4. BAB IV PENGUMPULAN DAN PENGOLAHAN DATA</text:p>
      <text:p text:style-name="P17">Bab ini menjelaskan tentang hasil pengumpulan data dan bagaimana data tersebut diolah dalam memecahkan masalah guna menjawab tujuan penelitian.</text:p>
      <text:p text:style-name="P9">5. BAB V ANALISIS</text:p>
      <text:p text:style-name="P17">Bab V ini menguraikan hasil analisa berdasarkan pengolahan data yang sudah dilakukan untuk menjawab rumusan masalah.</text:p>
      <text:p text:style-name="P43"/>
      <text:p text:style-name="P43"/>
      <text:p text:style-name="P9"><text:soft-page-break/>6. BAB VI PENUTUP</text:p>
      <text:p text:style-name="P17">Bab VI ini menjelaskan kesimpulan dari hasil penelitian dalam menjawab tujuan serta berisi saran bagi penelitian berikutnya.</text:p>
      <text:p text:style-name="P9">7. DAFTAR PUSTAKA</text:p>
      <text:p text:style-name="P17">Bagian daftar pustaka berisikan semua referensi yang digunakan dalam menyusun penelitian ini.</text:p>
      <text:p text:style-name="P9">8. LAMPIRAN</text:p>
      <text:p text:style-name="P18">Bagian ini menyajikan informasi tambahan yang sekiranya berguna untuk menambah atau memperjelas informasi terkait masalah yang diangkat dalam penelitian ini.</text:p>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
      <text:h text:style-name="P31"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Adobe Blank" style:font-family-asian="'Adobe Blank'"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Ek Mukta" style:font-family-complex="'Ek Mukta'"/>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AB" style:family="paragraph" style:default-outline-level="1" style:list-style-name="BAB" style:master-page-name="">
      <style:paragraph-properties fo:line-height="150%" fo:text-align="center" style:justify-single-word="false" fo:text-indent="0in" style:auto-text-indent="false" style:page-number="auto"/>
      <style:text-properties fo:text-transform="uppercase" fo:font-weight="bold"/>
    </style:style>
    <style:style style:name="SuBAB" style:family="paragraph" style:default-outline-level="2" style:list-style-name="SuBAB" style:master-page-name="">
      <style:paragraph-properties fo:line-height="150%" style:page-number="auto"/>
      <style:text-properties fo:text-transform="capitalize" fo:font-weight="bold"/>
    </style:style>
    <style:style style:name="Signature" style:family="paragraph" style:parent-style-name="Standard" style:class="text">
      <style:paragraph-properties text:number-lines="false" text:line-number="0"/>
    </style:style>
    <style:style style:name="Teks_20_ISI" style:display-name="Teks ISI" style:family="paragraph" style:master-page-name="">
      <style:paragraph-properties fo:margin-left="0in" fo:line-height="150%" fo:text-align="justify" style:justify-single-word="false" fo:text-indent="0.3in" style:auto-text-indent="false" style:page-number="auto"/>
    </style:style>
    <style:style style:name="Table" style:family="paragraph" style:parent-style-name="Caption" style:class="extra"/>
    <style:style style:name="Tabel"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in" fo:margin-top="0in" fo:margin-bottom="0in" style:contextual-spacing="false" fo:line-height="100%" fo:text-indent="0in" style:auto-text-indent="false">
        <style:tab-stops>
          <style:tab-stop style:position="5.518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space"/>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MP3"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AL_20_AWAL" style:display-name="HAL AWAL" style:page-layout-name="Mpm2" draw:style-name="Mdp1">
      <style:footer>
        <text:p text:style-name="MP1"><text:page-number text:select-page="current">III</text:page-number></text:p>
        <text:p text:style-name="MP2">Universitas Logistik dan Bisnis Internasional</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HAL_20_BAB" style:display-name="HAL BAB" style:page-layout-name="Mpm10" draw:style-name="Mdp1">
      <style:footer>
        <text:p text:style-name="MP1"><text:page-number text:select-page="current">1</text:page-number></text:p>
        <text:p text:style-name="MP2">Universitas Logistik dan Bisnis Internasional</text:p>
      </style:footer>
    </style:master-page>
    <style:master-page style:name="HAL_20_ISI" style:display-name="HAL ISI" style:page-layout-name="Mpm11" draw:style-name="Mdp1">
      <style:header>
        <text:p text:style-name="MP3"><text:page-number text:select-page="current">6</text:page-number></text:p>
      </style:header>
      <style:footer>
        <text:p text:style-name="MP2">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20:14:36.021861823</meta:creation-date>
    <dc:date>2024-06-11T03:33:53.901977815</dc:date>
    <meta:editing-duration>PT7H32M48S</meta:editing-duration>
    <meta:editing-cycles>76</meta:editing-cycles>
    <meta:generator>LibreOffice/24.2.1.2$FreeBSD_X86_64 LibreOffice_project/420$Build-2</meta:generator>
    <meta:print-date>2024-06-06T03:44:48.074663302</meta:print-date>
    <meta:printed-by>PDF files</meta:printed-by>
    <meta:document-statistic meta:table-count="2" meta:image-count="0" meta:object-count="0" meta:page-count="10" meta:paragraph-count="112" meta:word-count="1106" meta:character-count="7927" meta:non-whitespace-character-count="6937"/>
    <meta:user-defined meta:name="ZOTERO_PREF_1">&lt;data data-version="3" zotero-version="6.0.36"&gt;&lt;session id="KjR0SNFa"/&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